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Liberation Serif1" svg:font-family="'Liberation Serif'" style:font-adornments="Обычный" style:font-family-generic="roman" style:font-pitch="variable"/>
    <style:font-face style:name="Liberation Serif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6cm" fo:margin-left="0cm" fo:margin-right="-0.005cm" fo:break-before="page" table:align="margins"/>
    </style:style>
    <style:style style:name="Таблица1.A" style:family="table-column">
      <style:table-column-properties style:column-width="0.508cm" style:rel-column-width="288*"/>
    </style:style>
    <style:style style:name="Таблица1.B" style:family="table-column">
      <style:table-column-properties style:column-width="4.122cm" style:rel-column-width="2337*"/>
    </style:style>
    <style:style style:name="Таблица1.C" style:family="table-column">
      <style:table-column-properties style:column-width="3.731cm" style:rel-column-width="2115*"/>
    </style:style>
    <style:style style:name="Таблица1.D" style:family="table-column">
      <style:table-column-properties style:column-width="1.535cm" style:rel-column-width="870*"/>
    </style:style>
    <style:style style:name="Таблица1.E" style:family="table-column">
      <style:table-column-properties style:column-width="8.075cm" style:rel-column-width="4578*"/>
    </style:style>
    <style:style style:name="Таблица1.F" style:family="table-column">
      <style:table-column-properties style:column-width="1.035cm" style:rel-column-width="58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1.D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0">
      <style:paragraph-properties fo:margin-left="2.501cm" fo:margin-right="0cm" fo:text-indent="-0.635cm" style:auto-text-indent="false"/>
    </style:style>
    <style:style style:name="P11" style:family="paragraph" style:parent-style-name="Text_20_body" style:list-style-name="L10">
      <style:paragraph-properties fo:margin-left="1.251cm" fo:margin-right="0cm" fo:text-indent="-0.635cm" style:auto-text-indent="false"/>
    </style:style>
    <style:style style:name="P12" style:family="paragraph" style:parent-style-name="Text_20_body" style:list-style-name="L10">
      <style:paragraph-properties fo:margin-left="3.752cm" fo:margin-right="0cm" fo:text-indent="-0.635cm" style:auto-text-indent="false"/>
    </style:style>
    <style:style style:name="P13" style:family="paragraph" style:parent-style-name="Table_20_Contents">
      <style:text-properties style:font-name="Liberation Serif1" fo:font-size="10pt"/>
    </style:style>
    <style:style style:name="P14" style:family="paragraph" style:parent-style-name="Table_20_Contents">
      <style:text-properties style:font-name="Liberation Serif1" fo:font-size="10pt" fo:background-color="#e6e6e6"/>
    </style:style>
    <style:style style:name="P15" style:family="paragraph" style:parent-style-name="Table_20_Contents">
      <style:text-properties style:font-name="Liberation Serif1" fo:font-size="10pt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able_20_Contents">
      <style:text-properties style:font-name="Liberation Serif1" fo:font-size="10pt" fo:font-style="italic" style:font-style-asian="italic" style:font-style-complex="italic"/>
    </style:style>
    <style:style style:name="P17" style:family="paragraph" style:parent-style-name="Table_20_Contents">
      <style:text-properties style:use-window-font-color="true" style:font-name="Liberation Serif1" fo:font-size="10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8" style:family="paragraph" style:parent-style-name="Table_20_Contents">
      <style:paragraph-properties fo:background-color="transparent">
        <style:background-image/>
      </style:paragraph-properties>
      <style:text-properties style:font-name="Liberation Serif1" fo:font-size="10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ехническое задание<text:line-break/>На систему «СРО» (СамоРегулируемая Организация)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</text:index-body>
      </text:table-of-content>
      <text:list xml:id="list1778369403" text:style-name="Numbering_20_1">
        <text:list-item>
          <text:p text:style-name="Heading_20_1">Исходные данные</text:p>
        </text:list-item>
      </text:list>
      <text:list xml:id="list441888377" text:style-name="L1">
        <text:list-item>
          <text:p text:style-name="P1">Наименование</text:p>
        </text:list-item>
        <text:list-item>
          <text:p text:style-name="P1">Дата регистрации</text:p>
        </text:list-item>
        <text:list-item>
          <text:p text:style-name="P1">ИНН</text:p>
        </text:list-item>
        <text:list-item>
          <text:p text:style-name="P1">Дата вступления в члены</text:p>
        </text:list-item>
        <text:list-item>
          <text:p text:style-name="P1">ОГРН</text:p>
        </text:list-item>
        <text:list-item>
          <text:p text:style-name="P1">ОКВЭДы</text:p>
        </text:list-item>
        <text:list-item>
          <text:p text:style-name="P1">КПП</text:p>
        </text:list-item>
        <text:list-item>
          <text:p text:style-name="P1">Юр. адрес</text:p>
        </text:list-item>
        <text:list-item>
          <text:p text:style-name="P1">Факт. Адрес</text:p>
        </text:list-item>
        <text:list-item>
          <text:p text:style-name="P1">Телефоны</text:p>
        </text:list-item>
        <text:list-item>
          <text:p text:style-name="P1">Руководство (гендир, главбух, лицо с доверкой)</text:p>
        </text:list-item>
        <text:list-item>
          <text:p text:style-name="P1">Информация о лицензии (№, сроки (дата до))</text:p>
        </text:list-item>
        <text:list-item>
          <text:p text:style-name="P1">Виды работ по лицензии</text:p>
        </text:list-item>
        <text:list-item>
          <text:p text:style-name="P1">Вся история по допускам (дата выдачи, продления, отзывов, приостановки, расширения списка работ, повышение квалификации сотрудников и т.д.)</text:p>
        </text:list-item>
        <text:list-item>
          <text:p text:style-name="P1">История участия в общих собраниях</text:p>
        </text:list-item>
        <text:list-item>
          <text:p text:style-name="P1">Сведения о сотрудниках и их квалификации</text:p>
        </text:list-item>
        <text:list-item>
          <text:p text:style-name="P1">Пожелания к допускам (видам работ)</text:p>
        </text:list-item>
        <text:list-item>
          <text:p text:style-name="P1">Комментарии и отзывы</text:p>
        </text:list-item>
        <text:list-item>
          <text:p text:style-name="P1">Все документы в электронном виде (отсканированные в pdf)</text:p>
        </text:list-item>
      </text:list>
      <text:list xml:id="list268734570" text:continue-list="list1778369403" text:style-name="Numbering_20_1">
        <text:list-item>
          <text:p text:style-name="Heading_20_1">Назначение</text:p>
        </text:list-item>
      </text:list>
      <text:p text:style-name="Text_20_body">Система предназначена для ведения <text:span text:style-name="T1">дел</text:span> членов СРО и публикации части информации на web-ресурсе.</text:p>
      <text:list xml:id="list1895399541" text:continue-numbering="true" text:style-name="Numbering_20_1">
        <text:list-item>
          <text:p text:style-name="Heading_20_1">Пользователи</text:p>
        </text:list-item>
      </text:list>
      <text:list xml:id="list891937751" text:style-name="L4">
        <text:list-item>
          <text:p text:style-name="P4">Администратор системы — управление структурой данных, правами всех пользователей, постоянными данных;</text:p>
        </text:list-item>
        <text:list-item>
          <text:p text:style-name="P4">Администратор данных — управление полупостоянными справочниками;</text:p>
        </text:list-item>
        <text:list-item>
          <text:p text:style-name="P4">Делопроизводитель — управление...</text:p>
        </text:list-item>
        <text:list-item>
          <text:p text:style-name="P4">Читатель — просмотр всех данных;</text:p>
        </text:list-item>
        <text:list-item>
          <text:p text:style-name="P4">Гость — просмотр части данных (юридически значимые)</text:p>
        </text:list-item>
      </text:list>
      <text:list xml:id="list1264588360" text:continue-list="list1895399541" text:style-name="Numbering_20_1">
        <text:list-item>
          <text:p text:style-name="Heading_20_1">Функции</text:p>
        </text:list-item>
      </text:list>
      <text:list xml:id="list1051865608" text:style-name="L5">
        <text:list-item>
          <text:p text:style-name="P5">Создание/просмотр/изменение/удаление данных</text:p>
        </text:list-item>
        <text:list-item>
          <text:p text:style-name="P5">Печать в html</text:p>
        </text:list-item>
      </text:list>
      <text:list xml:id="list1671330276" text:continue-list="list1264588360" text:style-name="Numbering_20_1">
        <text:list-item>
          <text:p text:style-name="Heading_20_1">Объекты</text:p>
        </text:list-item>
      </text:list>
      <text:list xml:id="list1184055827" text:style-name="L3">
        <text:list-item>
          <text:p text:style-name="P3">Юрлица</text:p>
        </text:list-item>
        <text:list-item>
          <text:p text:style-name="P3">Собрания</text:p>
        </text:list-item>
      </text:list>
      <text:list xml:id="list2083802597" text:continue-list="list1671330276" text:style-name="Numbering_20_1">
        <text:list-item>
          <text:list>
            <text:list-item>
              <text:p text:style-name="Heading_20_2">Подчиненные объекты</text:p>
            </text:list-item>
          </text:list>
        </text:list-item>
      </text:list>
      <text:list xml:id="list1337142734" text:style-name="L6">
        <text:list-item>
          <text:p text:style-name="P6">Руководство</text:p>
        </text:list-item>
        <text:list-item>
          <text:p text:style-name="P6">События, связанные с допусками</text:p>
        </text:list-item>
        <text:list-item>
          <text:p text:style-name="P6">Участие в собраниях</text:p>
        </text:list-item>
        <text:list-item>
          <text:p text:style-name="P6">Документы</text:p>
        </text:list-item>
      </text:list>
      <text:list xml:id="list2069562673" text:continue-list="list2083802597" text:style-name="Numbering_20_1">
        <text:list-item>
          <text:list>
            <text:list-item>
              <text:p text:style-name="Heading_20_2">Полупостоянные справочники</text:p>
            </text:list-item>
          </text:list>
        </text:list-item>
      </text:list>
      <text:list xml:id="list2162244030" text:style-name="L2">
        <text:list-item>
          <text:p text:style-name="P2">Пользователи</text:p>
        </text:list-item>
        <text:list-item>
          <text:p text:style-name="P2">Виды должностей</text:p>
        </text:list-item>
        <text:list-item>
          <text:p text:style-name="P2">Виды событий</text:p>
        </text:list-item>
      </text:list>
      <text:list xml:id="list1084161259" text:continue-list="list2069562673" text:style-name="Numbering_20_1">
        <text:list-item>
          <text:list>
            <text:list-item>
              <text:p text:style-name="Heading_20_2">Постоянные Справочники</text:p>
            </text:list-item>
          </text:list>
        </text:list-item>
      </text:list>
      <text:list xml:id="list1319076519" text:continue-list="list2162244030" text:style-name="L2">
        <text:list-item>
          <text:p text:style-name="P2">ОКВЭД</text:p>
        </text:list-item>
        <text:list-item>
          <text:p text:style-name="P2">Виды работ</text:p>
        </text:list-item>
        <text:list-item>
          <text:p text:style-name="P2">Виды собственности</text:p>
        </text:list-item>
        <text:list-item>
          <text:p text:style-name="P2">КЛАДР (опция)</text:p>
        </text:list-item>
      </text:list>
      <text:list xml:id="list421655907" text:continue-list="list1084161259" text:style-name="Numbering_20_1">
        <text:list-item>
          <text:p text:style-name="Heading_20_1">Структура данных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Table_20_Heading">№</text:p>
          </table:table-cell>
          <table:table-cell table:style-name="Таблица1.A1" office:value-type="string">
            <text:p text:style-name="Table_20_Heading">Наименование</text:p>
          </table:table-cell>
          <table:table-cell table:style-name="Таблица1.A1" office:value-type="string">
            <text:p text:style-name="Table_20_Heading">Тип</text:p>
          </table:table-cell>
          <table:table-cell table:style-name="Таблица1.A1" office:value-type="string">
            <text:p text:style-name="Table_20_Heading">Кол-во<text:note text:id="ftn0" text:note-class="footnote"><text:note-citation>1</text:note-citation><text:note-body><text:p text:style-name="Footnote">«1» = 1, «?» = 0 или 1, «*» = 0...много, «+» = 1...много</text:p></text:note-body></text:note></text:p>
          </table:table-cell>
          <table:table-cell table:style-name="Таблица1.A1" office:value-type="string">
            <text:p text:style-name="Table_20_Heading">Комментарий</text:p>
          </table:table-cell>
          <table:table-cell table:style-name="Таблица1.F1" office:value-type="string">
            <text:p text:style-name="Table_20_Heading">web</text:p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B2" table:number-columns-spanned="5" office:value-type="string">
            <text:p text:style-name="P17">Юрлицо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Краткое наименование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Полное наименование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Вид собственности</text:p>
          </table:table-cell>
          <table:table-cell table:style-name="Таблица1.A2" office:value-type="string">
            <text:p text:style-name="P16">Вид собственности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Дата регистрации</text:p>
          </table:table-cell>
          <table:table-cell table:style-name="Таблица1.A2" office:value-type="string">
            <text:p text:style-name="P13">Дат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ИНН</text:p>
          </table:table-cell>
          <table:table-cell table:style-name="Таблица1.A2" office:value-type="string">
            <text:p text:style-name="P13">Число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>Проверка по формуле</text:p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КПП</text:p>
          </table:table-cell>
          <table:table-cell table:style-name="Таблица1.A2" office:value-type="string">
            <text:p text:style-name="P13">Число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>Проверка по формуле</text:p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ОГРН</text:p>
          </table:table-cell>
          <table:table-cell table:style-name="Таблица1.A2" office:value-type="string">
            <text:p text:style-name="P13">Число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ОКВЭД</text:p>
          </table:table-cell>
          <table:table-cell table:style-name="Таблица1.A2" office:value-type="string">
            <text:p text:style-name="P16">ОКВЭД</text:p>
          </table:table-cell>
          <table:table-cell table:style-name="Таблица1.A2" office:value-type="string">
            <text:p text:style-name="P13">+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Юр. адрес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>Опция — проверка по КЛАДР</text:p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Факт. адрес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A2" office:value-type="string">
            <text:p text:style-name="P13">?</text:p>
          </table:table-cell>
          <table:table-cell table:style-name="Таблица1.A2" office:value-type="string">
            <text:p text:style-name="P13">Если нет — работет юрадрес</text:p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Телефон</text:p>
          </table:table-cell>
          <table:table-cell table:style-name="Таблица1.A2" office:value-type="string">
            <text:p text:style-name="P13">Число</text:p>
          </table:table-cell>
          <table:table-cell table:style-name="Таблица1.A2" office:value-type="string">
            <text:p text:style-name="P13">+</text:p>
          </table:table-cell>
          <table:table-cell table:style-name="Таблица1.A2" office:value-type="string">
            <text:p text:style-name="P13">В международном формате: +7 812 1234567</text:p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№ лицензии</text:p>
          </table:table-cell>
          <table:table-cell table:style-name="Таблица1.A2" office:value-type="string">
            <text:p text:style-name="P13">?</text:p>
          </table:table-cell>
          <table:table-cell table:style-name="Таблица1.A2" office:value-type="string">
            <text:p text:style-name="P13">?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Виды работ по лицензии</text:p>
          </table:table-cell>
          <table:table-cell table:style-name="Таблица1.A2" office:value-type="string">
            <text:p text:style-name="P16">Вид работ</text:p>
          </table:table-cell>
          <table:table-cell table:style-name="Таблица1.A2" office:value-type="string">
            <text:p text:style-name="P13">*</text:p>
          </table:table-cell>
          <table:table-cell table:style-name="Таблица1.A2" office:value-type="string">
            <text:p text:style-name="P13">Зависит от наличия лицензии</text:p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Дата годности лицензии</text:p>
          </table:table-cell>
          <table:table-cell table:style-name="Таблица1.A2" office:value-type="string">
            <text:p text:style-name="P13">Дата</text:p>
          </table:table-cell>
          <table:table-cell table:style-name="Таблица1.A2" office:value-type="string">
            <text:p text:style-name="P13">?</text:p>
          </table:table-cell>
          <table:table-cell table:style-name="Таблица1.A2" office:value-type="string">
            <text:p text:style-name="P13">Зависит от наличия лицензии</text:p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Дата вступления в СРО</text:p>
          </table:table-cell>
          <table:table-cell table:style-name="Таблица1.A2" office:value-type="string">
            <text:p text:style-name="P13">Дат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Руководство</text:p>
          </table:table-cell>
          <table:table-cell table:style-name="Таблица1.A2" office:value-type="string">
            <text:p text:style-name="P16">Руководство</text:p>
          </table:table-cell>
          <table:table-cell table:style-name="Таблица1.A2" office:value-type="string">
            <text:p text:style-name="P13">+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События</text:p>
          </table:table-cell>
          <table:table-cell table:style-name="Таблица1.A2" office:value-type="string">
            <text:p text:style-name="P16">Событие</text:p>
          </table:table-cell>
          <table:table-cell table:style-name="Таблица1.A2" office:value-type="string">
            <text:p text:style-name="P13">*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Участие в собраниях</text:p>
          </table:table-cell>
          <table:table-cell table:style-name="Таблица1.A2" office:value-type="string">
            <text:p text:style-name="P16">Собрание</text:p>
          </table:table-cell>
          <table:table-cell table:style-name="Таблица1.A2" office:value-type="string">
            <text:p text:style-name="P13">*</text:p>
          </table:table-cell>
          <table:table-cell table:style-name="Таблица1.A2" office:value-type="string">
            <text:p text:style-name="P13">Если участвовал</text:p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Документы</text:p>
          </table:table-cell>
          <table:table-cell table:style-name="Таблица1.A2" office:value-type="string">
            <text:p text:style-name="P16">Документ</text:p>
          </table:table-cell>
          <table:table-cell table:style-name="Таблица1.A2" office:value-type="string">
            <text:p text:style-name="P13">*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5">Собран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Дата</text:p>
          </table:table-cell>
          <table:table-cell table:style-name="Таблица1.A2" office:value-type="string">
            <text:p text:style-name="P13">Дат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8">Руководство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Должность</text:p>
          </table:table-cell>
          <table:table-cell table:style-name="Таблица1.A2" office:value-type="string">
            <text:p text:style-name="P16">Вид должности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>Уникально: Юрлицо &amp; Вид должности</text:p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Фамилия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Имя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Отчество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8">Событи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Дата</text:p>
          </table:table-cell>
          <table:table-cell table:style-name="Таблица1.A2" office:value-type="string">
            <text:p text:style-name="P13">Дат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Тип</text:p>
          </table:table-cell>
          <table:table-cell table:style-name="Таблица1.A2" office:value-type="string">
            <text:p text:style-name="P16">Вид события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5">Документ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Документ</text:p>
          </table:table-cell>
          <table:table-cell table:style-name="Таблица1.A2" office:value-type="string">
            <text:p text:style-name="P13">Изображение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Комментарий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A2" office:value-type="string">
            <text:p text:style-name="P13">?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5">Пользователь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Имя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Пароль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Права</text:p>
          </table:table-cell>
          <table:table-cell table:style-name="Таблица1.A2" office:value-type="string">
            <text:p text:style-name="P13">?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5">Вид должност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Наименование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5">Вид события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Наименование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5">ОКВЭД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Код</text:p>
          </table:table-cell>
          <table:table-cell table:style-name="Таблица1.A2" office:value-type="string">
            <text:p text:style-name="P13">?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ext:soft-page-break/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Наименование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5">Вид работ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B2" table:number-columns-spanned="5" office:value-type="string">
            <text:p text:style-name="P15">Вид собственност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Кратко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>Полное</text:p>
          </table:table-cell>
          <table:table-cell table:style-name="Таблица1.A2" office:value-type="string">
            <text:p text:style-name="P13">Строка</text:p>
          </table:table-cell>
          <table:table-cell table:style-name="Таблица1.D3" office:value-type="float" office:value="1">
            <text:p text:style-name="P13">1</text:p>
          </table:table-cell>
          <table:table-cell table:style-name="Таблица1.A2" office:value-type="string">
            <text:p text:style-name="P13"/>
          </table:table-cell>
          <table:table-cell table:style-name="Таблица1.F3" office:value-type="string">
            <text:p text:style-name="P13"/>
          </table:table-cell>
        </table:table-row>
      </table:table>
      <text:p text:style-name="Text_20_body"/>
      <text:list xml:id="list955719994" text:continue-numbering="true" text:style-name="Numbering_20_1">
        <text:list-item>
          <text:p text:style-name="Heading_20_1">Формы</text:p>
        </text:list-item>
      </text:list>
      <text:list xml:id="list1344464135" text:style-name="L10">
        <text:list-item>
          <text:p text:style-name="P9">Юрлицо:</text:p>
        </text:list-item>
        <text:list-item>
          <text:p text:style-name="P10">Список юрлиц (просмотр, добавить, редактирвоать, удалить)</text:p>
        </text:list-item>
        <text:list-item>
          <text:p text:style-name="P10">Подробности юрлица (блоки):</text:p>
        </text:list-item>
        <text:list-item>
          <text:p text:style-name="P12">Основные данные (те, кол-во которых — 1 или ?)</text:p>
        </text:list-item>
        <text:list-item>
          <text:p text:style-name="P12">Множественные данные (ОКВЭД, Телефон и т.д.) - каждый в своем блоке</text:p>
        </text:list-item>
        <text:list-item>
          <text:p text:style-name="P10">Редактирование юрлица (каждый блок — отдельно, с функциями добавить/удалить/изменить для каждого блока)</text:p>
        </text:list-item>
        <text:list-item>
          <text:p text:style-name="P9">Справочники (постоянные и полупостоянные): Список (просмотр, добавить, редактирвоать, удалить)</text:p>
        </text:list-item>
        <text:list-item>
          <text:p text:style-name="P11">Список юрлиц в вебе</text:p>
        </text:list-item>
      </text:list>
      <text:list xml:id="list811341472" text:continue-list="list955719994" text:style-name="Numbering_20_1">
        <text:list-item>
          <text:p text:style-name="Heading_20_1">Todo</text:p>
        </text:list-item>
      </text:list>
      <text:list xml:id="list830586234" text:style-name="L7">
        <text:list-item>
          <text:p text:style-name="P7">Нужны ли виды работ по конкретному допуску (как для лицензий)?</text:p>
        </text:list-item>
        <text:list-item>
          <text:p text:style-name="P7">Список видов работ</text:p>
        </text:list-item>
        <text:list-item>
          <text:p text:style-name="P7">Список видов событий</text:p>
        </text:list-item>
      </text:list>
      <text:list xml:id="list122125932" text:style-name="L9">
        <text:list-item>
          <text:p text:style-name="P8">Развернуть «Сведения о сотрудниках и их квалификации» - что именно и в каком виде</text:p>
        </text:list-item>
        <text:list-item>
          <text:p text:style-name="P8">Развернуть «Пожелания к допускам (видам работ)» - что именно и в каком виде</text:p>
        </text:list-item>
        <text:list-item>
          <text:p text:style-name="P8">Развернуть «Комментарии и отзывы» - что именно и в каком вид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1" svg:font-family="'Liberation Serif'" style:font-adornments="Обычный" style:font-family-generic="roman" style:font-pitch="variable"/>
    <style:font-face style:name="Liberation Serif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Liberation Serif" fo:font-size="14pt" fo:font-weight="bold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name="Liberation Serif1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list-style-name="Numbering_20_1" style:class="text">
      <style:paragraph-properties fo:margin-top="0.101cm" fo:margin-bottom="0cm" fo:text-align="start" style:justify-single-word="false"/>
      <style:text-properties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top="0cm" fo:margin-bottom="0cm" fo:text-align="start" style:justify-single-word="false"/>
      <style:text-properties fo:font-size="12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erif1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size="10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4T10:18:45</meta:creation-date>
    <meta:generator>OpenOffice.org/3.0$Linux OpenOffice.org_project/300m15$Build-9379</meta:generator>
    <dc:date>2009-03-24T12:25:22</dc:date>
    <meta:editing-duration>PT02H04M01S</meta:editing-duration>
    <meta:editing-cycles>21</meta:editing-cycles>
    <meta:document-statistic meta:table-count="1" meta:image-count="0" meta:object-count="0" meta:page-count="3" meta:paragraph-count="204" meta:word-count="540" meta:character-count="3225"/>
    <meta:user-defined meta:name="Поле 1"/>
    <meta:user-defined meta:name="Поле 2"/>
    <meta:user-defined meta:name="Поле 3"/>
    <meta:user-defined meta:name="Поле 4"/>
  </office:meta>
</office:document-meta>
</file>